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OperationParamet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OperationParamet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OperationParameter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OperationParameter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Operation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OperationParamete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